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1"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2"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3" style:family="paragraph" style:parent-style-name="Standard">
      <style:paragraph-properties fo:margin-left="0cm" fo:margin-right="0cm" fo:text-align="justify" style:justify-single-word="false" fo:text-indent="0cm"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4"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5"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16" style:family="paragraph" style:parent-style-name="Standard">
      <style:paragraph-properties style:text-autospace="none"/>
      <style:text-properties style:font-name="Arial2" fo:font-size="15pt" style:font-name-asian="Arial2" style:font-size-asian="15pt" style:font-name-complex="Arial2" style:font-size-complex="15pt"/>
    </style:style>
    <style:style style:name="P17" style:family="paragraph" style:parent-style-name="Standard">
      <style:paragraph-properties fo:text-align="justify" style:justify-single-word="false" style:text-autospace="none"/>
      <style:text-properties style:font-name="Arial2" fo:font-size="15pt" style:font-name-asian="Arial2" style:font-size-asian="15pt" style:font-name-complex="Arial2" style:font-size-complex="15pt"/>
    </style:style>
    <style:style style:name="P18"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19" style:family="paragraph" style:parent-style-name="Standard">
      <style:paragraph-properties fo:text-align="justify" style:justify-single-word="false" style:text-autospace="none"/>
      <style:text-properties style:font-name="Arial2" fo:font-size="15pt" style:text-underline-style="none" style:font-name-asian="Arial2" style:font-size-asian="15pt" style:font-name-complex="Arial2" style:font-size-complex="15pt"/>
    </style:style>
    <style:style style:name="P20" style:family="paragraph" style:parent-style-name="Standard">
      <style:paragraph-properties fo:text-align="justify" style:justify-single-word="false" style:text-autospace="none"/>
      <style:text-properties style:font-name="Arial2" fo:font-size="12pt" style:font-name-asian="Arial2" style:font-size-asian="12pt" style:font-name-complex="Arial2" style:font-size-complex="12pt"/>
    </style:style>
    <style:style style:name="P21" style:family="paragraph" style:parent-style-name="Standard">
      <style:paragraph-properties fo:text-align="justify" style:justify-single-word="false" style:text-autospace="none"/>
      <style:text-properties style:font-name="Arial2" fo:font-size="12pt" style:text-underline-style="none" style:font-name-asian="Arial2" style:font-size-asian="12pt" style:font-name-complex="Arial2" style:font-size-complex="12pt"/>
    </style:style>
    <style:style style:name="P22" style:family="paragraph" style:parent-style-name="Table_20_Contents">
      <style:text-properties fo:font-weight="bold" style:font-weight-asian="bold" style:font-weight-complex="bold"/>
    </style:style>
    <style:style style:name="P23" style:family="paragraph" style:parent-style-name="Standard" style:list-style-name="L1">
      <style:paragraph-properties fo:text-align="justify" style:justify-single-word="false" style:text-autospace="none"/>
      <style:text-properties style:font-name="Arial2" fo:font-size="12pt" style:font-name-asian="Arial2" style:font-size-asian="12pt" style:font-name-complex="Arial2" style:font-size-complex="12pt"/>
    </style:style>
    <style:style style:name="P24" style:family="paragraph" style:parent-style-name="Standard" style:list-style-name="L2">
      <style:paragraph-properties fo:text-align="justify" style:justify-single-word="false" style:text-autospace="none"/>
      <style:text-properties style:font-name="Arial2" fo:font-size="12pt" style:font-name-asian="Arial2" style:font-size-asian="12pt" style:font-name-complex="Arial2" style:font-size-complex="12pt"/>
    </style:style>
    <style:style style:name="P25" style:family="paragraph" style:parent-style-name="Standard" style:list-style-name="L3">
      <style:paragraph-properties fo:text-align="justify" style:justify-single-word="false" style:text-autospace="none"/>
      <style:text-properties style:font-name="Arial2" fo:font-size="12pt" style:font-name-asian="Arial2" style:font-size-asian="12pt" style:font-name-complex="Arial2" style:font-size-complex="12pt"/>
    </style:style>
    <style:style style:name="P26" style:family="paragraph" style:parent-style-name="Standard" style:list-style-name="L3">
      <style:paragraph-properties fo:text-align="justify" style:justify-single-word="false" style:text-autospace="none"/>
      <style:text-properties style:font-name="Arial2" fo:font-size="12pt" style:font-name-asian="Arial2" style:font-size-asian="12pt" style:font-name-complex="Arial2" style:font-size-complex="12pt"/>
    </style:style>
    <style:style style:name="P27" style:family="paragraph" style:parent-style-name="Standard" style:list-style-name="L3">
      <style:paragraph-properties fo:text-align="justify" style:justify-single-word="false" style:text-autospace="none"/>
      <style:text-properties style:font-name="Arial2" fo:font-size="12pt" style:font-name-asian="Arial2" style:font-size-asian="12pt" style:font-name-complex="Arial2" style:font-size-complex="12pt"/>
    </style:style>
    <style:style style:name="P28" style:family="paragraph" style:parent-style-name="Standard" style:list-style-name="L3">
      <style:paragraph-properties fo:text-align="justify" style:justify-single-word="false" style:text-autospace="none"/>
      <style:text-properties style:font-name="Arial2" fo:font-size="12pt" style:font-name-asian="Arial2" style:font-size-asian="12pt" style:font-name-complex="Arial2" style:font-size-complex="12pt"/>
    </style:style>
    <style:style style:name="P29" style:family="paragraph" style:parent-style-name="Standard" style:list-style-name="L4">
      <style:paragraph-properties fo:text-align="justify" style:justify-single-word="false" style:text-autospace="none"/>
      <style:text-properties style:font-name="Arial2" fo:font-size="12pt" style:font-name-asian="Arial2" style:font-size-asian="12pt" style:font-name-complex="Arial2" style:font-size-complex="12pt"/>
    </style:style>
    <style:style style:name="P30"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31" style:family="paragraph" style:parent-style-name="Standard" style:list-style-name="L4">
      <style:paragraph-properties fo:text-align="justify" style:justify-single-word="false" style:text-autospace="none"/>
      <style:text-properties style:font-name="Arial2" fo:font-size="12pt" style:text-underline-style="none" style:font-name-asian="Arial2" style:font-size-asian="12pt" style:font-name-complex="Arial2" style:font-size-complex="12pt"/>
    </style:style>
    <style:style style:name="P32" style:family="paragraph" style:parent-style-name="Standard" style:list-style-name="L4">
      <style:paragraph-properties fo:text-align="justify" style:justify-single-word="false" style:text-autospace="none"/>
      <style:text-properties style:font-name="Arial2" fo:font-size="12pt" style:text-underline-style="none" style:font-name-asian="Arial2" style:font-size-asian="12pt" style:font-name-complex="Arial2" style:font-size-complex="12pt"/>
    </style:style>
    <style:style style:name="P33" style:family="paragraph" style:parent-style-name="Standard" style:list-style-name="L5">
      <style:paragraph-properties fo:text-align="justify" style:justify-single-word="false" style:text-autospace="none"/>
      <style:text-properties style:font-name="Arial2" fo:font-size="12pt" style:text-underline-style="none" style:font-name-asian="Arial2" style:font-size-asian="12pt" style:font-name-complex="Arial2" style:font-size-complex="12pt"/>
    </style:style>
    <style:style style:name="P34" style:family="paragraph" style:parent-style-name="Standard" style:list-style-name="L5">
      <style:paragraph-properties fo:text-align="justify" style:justify-single-word="false" style:text-autospace="none"/>
      <style:text-properties style:font-name="Arial2" fo:font-size="12pt" style:text-underline-style="none" style:font-name-asian="Arial2" style:font-size-asian="12pt" style:font-name-complex="Arial2" style:font-size-complex="12pt"/>
    </style:style>
    <style:style style:name="P35" style:family="paragraph" style:parent-style-name="Standard" style:list-style-name="L5">
      <style:paragraph-properties fo:text-align="justify" style:justify-single-word="false" style:text-autospace="none"/>
      <style:text-properties style:font-name="Arial2" fo:font-size="12pt" style:text-underline-style="none" style:font-name-asian="Arial2" style:font-size-asian="12pt" style:font-name-complex="Arial2" style:font-size-complex="12pt"/>
    </style:style>
    <style:style style:name="P36" style:family="paragraph" style:parent-style-name="Standard" style:list-style-name="L5">
      <style:paragraph-properties fo:text-align="justify" style:justify-single-word="false" style:text-autospace="none"/>
      <style:text-properties style:font-name="Arial2" fo:font-size="12pt" style:text-underline-style="none" style:font-name-asian="Arial2" style:font-size-asian="12pt" style:font-name-complex="Arial2" style:font-size-complex="12pt"/>
    </style:style>
    <style:style style:name="P37" style:family="paragraph" style:parent-style-name="Standard">
      <style:paragraph-properties style:text-autospace="none"/>
      <style:text-properties style:font-name="Arial2" fo:font-size="12pt" fo:font-weight="bold" style:font-name-asian="Arial2" style:font-size-asian="12pt" style:font-weight-asian="bold" style:font-name-complex="Arial2" style:font-size-complex="12pt" style:font-weight-complex="bold"/>
    </style:style>
    <style:style style:name="P38"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39" style:family="paragraph" style:parent-style-name="Standard">
      <style:paragraph-properties style:text-autospace="none"/>
      <style:text-properties style:font-name="Arial2" fo:font-size="15pt" style:font-name-asian="Arial2" style:font-size-asian="15pt" style:font-name-complex="Arial2" style:font-size-complex="15pt"/>
    </style:style>
    <style:style style:name="P40"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41" style:family="paragraph" style:parent-style-name="Standard">
      <style:paragraph-properties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42"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43" style:family="paragraph" style:parent-style-name="Standard">
      <style:paragraph-properties fo:margin-left="0cm" fo:margin-right="0cm" fo:text-align="justify" style:justify-single-word="false" fo:text-indent="0cm"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44"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45" style:family="paragraph" style:parent-style-name="Standard">
      <style:paragraph-properties fo:margin-left="0cm" fo:margin-right="0cm" fo:text-align="justify" style:justify-single-word="false" fo:text-indent="0cm" style:auto-text-indent="false"/>
      <style:text-properties style:font-name="Arial2" fo:font-size="15pt" style:font-name-asian="Arial2" style:font-size-asian="15pt" style:font-name-complex="Arial2" style:font-size-complex="15pt"/>
    </style:style>
    <style:style style:name="P46" style:family="paragraph" style:parent-style-name="Header">
      <style:paragraph-properties fo:text-align="center" style:justify-single-word="false"/>
      <style:text-properties fo:font-size="6pt" style:font-size-asian="6pt" style:font-size-complex="6pt"/>
    </style:style>
    <style:style style:name="T1" style:family="text">
      <style:text-properties style:text-underline-style="none"/>
    </style:style>
    <style:style style:name="T2" style:family="text">
      <style:text-properties fo:font-weight="normal" style:font-weight-asian="normal" style:font-weight-complex="normal"/>
    </style:style>
    <style:style style:name="T3" style:family="text">
      <style:text-properties fo:font-size="12pt" style:font-size-asian="12pt" style:font-size-complex="12pt"/>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text:start-value="2">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Studio di fattibilità : Progetto GAWS</text:p>
          </table:table-cell>
          <table:table-cell table:style-name="Tabella4.B1" office:value-type="string">
            <text:p text:style-name="P9">18 Novembre 2007</text:p>
          </table:table-cell>
        </table:table-row>
        <table:table-row>
          <table:table-cell table:style-name="Tabella4.A2" office:value-type="string">
            <text:p text:style-name="P8">Documento interno – v1.0</text:p>
          </table:table-cell>
          <table:table-cell table:style-name="Tabella4.B2" office:value-type="string">
            <text:p text:style-name="P9">Studio di fattibilità GAWS 1.0.odt</text:p>
          </table:table-cell>
        </table:table-row>
      </table:table>
      <text:p text:style-name="P12"/>
      <text:p text:style-name="P12"/>
      <text:p text:style-name="P13">Redazione:</text:p>
      <text:p text:style-name="P15"><text:tab/><text:tab/><text:tab/>18/11/2007<text:tab/>Alberto Zatton</text:p>
      <text:p text:style-name="P15"><text:span text:style-name="T6"/></text:p>
      <text:p text:style-name="P15"><text:span text:style-name="T6">Revisione:<text:tab/></text:span></text:p>
      <text:p text:style-name="P15"><text:tab/><text:tab/><text:tab/><text:span text:style-name="T2">19/11/2007</text:span><text:tab/>Daniele Bonaldo<text:tab/><text:tab/><text:tab/></text:p>
      <text:p text:style-name="P18"/>
      <text:p text:style-name="P18">Approvazione:</text:p>
      <text:p text:style-name="P18"><text:tab/><text:tab/><text:tab/><text:span text:style-name="T2">19/11/2007<text:tab/>Luca Rubin<text:tab/><text:tab/><text:tab/><text:tab/></text:span></text:p>
      <text:p text:style-name="P18"/>
      <text:p text:style-name="P18">Lista di distribuzione:</text:p>
      <text:p text:style-name="P15"><text:tab/><text:tab/><text:tab/><text:tab/><text:tab/><text:tab/>Vardanega Tullio</text:p>
      <text:p text:style-name="P15"><text:tab/><text:tab/><text:tab/><text:tab/><text:tab/><text:tab/>Palazzi Claudio</text:p>
      <text:p text:style-name="P15"><text:tab/><text:tab/><text:tab/><text:tab/><text:tab/><text:tab/>Stylosoft</text:p>
      <text:p text:style-name="P1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Sommario</text:p>
      <text:p text:style-name="P16"/>
      <text:p text:style-name="P17"><text:tab/><text:span text:style-name="T3">Il presente documento ha come finalità la presentazione dello studio preliminare effettuato sul capitolato intitolato “Progetto GAWS”. In seguito ad una sommaria descrizione del progetto e alla presentazione dei requisiti richiesti dal committente, viene motivata la mancata adesione al suddetto.</text:span></text:p>
      <text:p text:style-name="P20"/>
      <text:p text:style-name="P17">Indice</text:p>
      <text:p text:style-name="P17"/>
      <text:list text:style-name="L1">
        <text:list-header>
          <text:p text:style-name="P23">1. Oggetto dello studio di fattibilità..............................................................<text:tab/>p. 3</text:p>
        </text:list-header>
      </text:list>
      <text:p text:style-name="P20"/>
      <text:list text:style-name="L2">
        <text:list-header>
          <text:p text:style-name="P24">2. Descrizione sommaria del progetto.........................................................<text:tab/>p. 3</text:p>
        </text:list-header>
      </text:list>
      <text:p text:style-name="P20"/>
      <text:p text:style-name="P20"><text:tab/>3. Conoscenze essenziali per la realizzazione del progetto........................<text:tab/>p. 4</text:p>
      <text:p text:style-name="P20"/>
      <text:p text:style-name="P20"><text:tab/>4. Fattibilità..................................................................................................<text:tab/>p. 4</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7"><text:soft-page-break/>1. Oggetto dello studio di fattibilità</text:p>
      <text:p text:style-name="P17"/>
      <text:p text:style-name="P20"><text:tab/>Il presente studio di fattibilità ha come oggetto un sistema software prototipale per la generazione automatica di componenti di comunicazione basati su <text:span text:style-name="T4">Web Services</text:span> per applicazioni gestionali. Di seguito tale sistema software verrà denominato <text:s text:c="13"/>“progetto GAWS”. Il committente del progetto è l'azienda “Soluzioni Software s.r.l.” di Padova.</text:p>
      <text:p text:style-name="P20"/>
      <text:p text:style-name="P15">2. Descrizione sommaria del progetto</text:p>
      <text:p text:style-name="P17"><text:line-break/><text:span text:style-name="T3"><text:tab/>Il progetto GAWS si colloca come parte integrante di un progetto di più ampio respiro volto a raggiungere i seguenti obiettivi:</text:span></text:p>
      <text:p text:style-name="P20"/>
      <text:list text:style-name="L3">
        <text:list-item>
          <text:p text:style-name="P25">automazione nello sviluppo di sistemi informatici “gestionali” transazionali basati su database relazionali</text:p>
        </text:list-item>
        <text:list-item>
          <text:p text:style-name="P25">definizione delle specifiche applicative attraverso la definizione di un apposito sistema di regole espresse in modo dichiarativo e/o tramite script controllabili e manipolabili dall'utente</text:p>
        </text:list-item>
        <text:list-item>
          <text:p text:style-name="P25">generazione automatica del codice applicativo a partire dalle regole di cui sopra mediante l'utilizzo di opportuni modelli</text:p>
        </text:list-item>
        <text:list-item>
          <text:p text:style-name="P25">utilizzo di modelli di generazione multi-language, capaci di generare codice sorgente in svariati linguaggi di programmazione e di aderire eventuali altre caratteristiche desiderate.</text:p>
        </text:list-item>
      </text:list>
      <text:p text:style-name="P20"/>
      <text:p text:style-name="P20"><text:tab/>L'intento è quello di sviluppare un database di codice già pronto, scritto in vari linguaggi, e di utilizzarlo per costruire nuove applicazioni modellate sulle richieste del cliente. La modellazione del nuovo software deve avvenire tramite programmazione dichiarativa, in modo da essere fruibile anche a utenti non qualificati come programmatori. In seguito, il codice generato automaticamente potrà essere integrato da codice scritto a mano per soddisfare esigenze particolari.</text:p>
      <text:p text:style-name="P20"/>
      <text:p text:style-name="P20"><text:tab/>Scopo del progetto GAWS è invece quello di implementare una piccola parte del progetto globale, precisamente:</text:p>
      <text:p text:style-name="P20"/>
      <text:list text:style-name="L4">
        <text:list-item>
          <text:p text:style-name="P29">trasformazione dell'attuale implementazione della comunicazione client/server in <text:span text:style-name="T4">Web Services</text:span> attraverso l'uso del protocollo <text:span text:style-name="T4">SOAP</text:span></text:p>
        </text:list-item>
        <text:list-item>
          <text:p text:style-name="P31">realizzazione di template per i modelli successivamente utilizzati per costruire automaticamente le applicazioni. Tali modelli saranno multi-language, più precisamente i linguaggi coinvolti sono VB.NET e C#</text:p>
        </text:list-item>
        <text:list-item>
          <text:p text:style-name="P31"><text:soft-page-break/>modifica del modello dell'interfaccia per consentire l'uso di <text:span text:style-name="T5">Web Services</text:span>, ottimizzando il codice in modo da limitare/evitare le chiamate al server ove possibile.</text:p>
        </text:list-item>
      </text:list>
      <text:p text:style-name="P21"/>
      <text:p text:style-name="P19">3. Conoscenze essenziali per la realizzazione del progetto</text:p>
      <text:p text:style-name="P19"/>
      <text:p text:style-name="P21"><text:tab/>Il progetto GAWS richiede conoscenze particolari per la realizzazione. In particolare:</text:p>
      <text:p text:style-name="P21"/>
      <text:list text:style-name="L5">
        <text:list-item>
          <text:p text:style-name="P33">Conoscenza della <text:span text:style-name="T5">Business Logic</text:span>, utilizzata per le regole depositate nel repository scritto attraverso linguaggio XML</text:p>
        </text:list-item>
        <text:list-item>
          <text:p text:style-name="P33">Conoscenza dei <text:span text:style-name="T5">Web Services</text:span> e loro uso</text:p>
        </text:list-item>
        <text:list-item>
          <text:p text:style-name="P33">Conoscenza del protocollo SOAP necessario per implementare i <text:span text:style-name="T5">Web Services</text:span></text:p>
        </text:list-item>
        <text:list-item>
          <text:p text:style-name="P33">Conoscenza dei seguenti linguaggi: XML (database), C# (programmi), VB.NET (programmi per il sistema operativo Windows).</text:p>
        </text:list-item>
      </text:list>
      <text:p text:style-name="P21"/>
      <text:p text:style-name="P21">L'azienda committente offre pieno supporto per la realizzazione del progetto e quindi per l'apprendimento di protocolli, linguaggi o altri elementi che non fanno parte dell'esperienza del gruppo StyloSoft. In particolare, l'azienda ha nominato un incaricato il quale sarà reperibile al seguente indirizzo e-mail: <text:a xlink:type="simple" xlink:href="mailto:fabio.faieta@soluzioni-sw.it">fabio.faieta@soluzioni-sw.it</text:a>.</text:p>
      <text:p text:style-name="P21">Inoltre l'azienda offre un corso iniziale di due giorni per colmare le lacune di cui sopra.</text:p>
      <text:p text:style-name="P21"/>
      <text:p text:style-name="P19">4. Fattibilità</text:p>
      <text:p text:style-name="P19"/>
      <text:p text:style-name="P14"><text:tab/>A seguito di un attento esame delle conoscenze richieste per lo sviluppo del software in questione, il gruppo StyloSoft decide di non accettare il capitolato. Il motivo del rifiuto risiede principalmente nell'ammontare di ore necessarie per assimilare le conoscenze di base per la realizzazione del progetto. Tale costo aggiuntivo non permette a StyloSoft di fare un'offerta competitiva al committ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text:line-break/>Progetto GAWS</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3"><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18/11/07</text:p>
            </table:table-cell>
            <table:table-cell table:style-name="Tabella3.B1" office:value-type="string">
              <text:p text:style-name="P7">Ultima modifica: </text:p>
              <text:p text:style-name="P7">18/11/07</text:p>
            </table:table-cell>
            <table:table-cell table:style-name="Tabella3.B1" office:value-type="string">
              <text:p text:style-name="P8">Pagina <text:page-number text:select-page="current">4</text:page-number> di <text:page-count>4</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5-11-14T20:17:39</meta:creation-date>
    <dc:date>2007-11-21T15:48:28</dc:date>
    <meta:print-date>2005-11-30T16:25:56</meta:print-date>
    <meta:editing-cycles>296</meta:editing-cycles>
    <meta:editing-duration>P1DT2H43M22S</meta:editing-duration>
    <meta:user-defined meta:name="Info 1"/>
    <meta:user-defined meta:name="Info 2"/>
    <meta:user-defined meta:name="Info 3"/>
    <meta:user-defined meta:name="Info 4"/>
    <meta:document-statistic meta:table-count="3" meta:image-count="1" meta:object-count="0" meta:page-count="4" meta:paragraph-count="54" meta:word-count="634" meta:character-count="4801"/>
  </office:meta>
</office:document-meta>
</file>